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E000001E011104E16.png" manifest:media-type="image/png"/>
  <manifest:file-entry manifest:full-path="Pictures/1000000000000177000001F408A713C7.png" manifest:media-type="image/png"/>
  <manifest:file-entry manifest:full-path="Pictures/1000000000000177000001F4E2A2CB19.png" manifest:media-type="image/png"/>
  <manifest:file-entry manifest:full-path="Pictures/100000000000014D000001F4A75410ED.jpg" manifest:media-type="image/jpeg"/>
  <manifest:file-entry manifest:full-path="Pictures/100000000000014D000001F40D9F4D2A.png" manifest:media-type="image/png"/>
  <manifest:file-entry manifest:full-path="Pictures/1000000000000177000001F452DF2E51.png" manifest:media-type="image/png"/>
  <manifest:file-entry manifest:full-path="Pictures/1000000000000178000001F512199311.jpg" manifest:media-type="image/jpeg"/>
  <manifest:file-entry manifest:full-path="Pictures/1000000000000177000001F467A66CB1.png" manifest:media-type="image/png"/>
  <manifest:file-entry manifest:full-path="Pictures/100000000000013E000001E0AB0F494B.jpg" manifest:media-type="image/jpeg"/>
  <manifest:file-entry manifest:full-path="Pictures/1000000000000177000001F4C7E8B02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end="Arrow" draw:marker-end-width="0.203cm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dash" draw:stroke-dash="Fine_20_Dashed_20__28_var_29_"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onnector draw:style-name="gr1" draw:text-style-name="P1" draw:layer="layout" draw:line-skew="4.999cm" svg:x1="9.823cm" svg:y1="11.458cm" svg:x2="19.822cm" svg:y2="7.938cm" svg:d="m9823 11458h9999v-3520 0" svg:viewBox="0 0 10000 3521">
            <text:p/>
          </draw:connector>
          <draw:frame draw:style-name="gr2" draw:text-style-name="P1" draw:layer="layout" svg:width="2.54cm" svg:height="3.378cm" svg:x="7.166cm" svg:y="9.614cm">
            <draw:image xlink:href="Pictures/1000000000000177000001F4E2A2CB19.png" xlink:type="simple" xlink:show="embed" xlink:actuate="onLoad">
              <text:p/>
            </draw:image>
          </draw:frame>
          <draw:custom-shape draw:style-name="gr3" draw:text-style-name="P3" draw:layer="layout" svg:width="2.757cm" svg:height="0.762cm" svg:x="7.32cm" svg:y="12.954cm">
            <text:p text:style-name="P2"><text:span text:style-name="T1">Pixel annotations</text:span></text:p>
            <draw:enhanced-geometry svg:viewBox="0 0 21600 21600" draw:type="rectangle" draw:enhanced-path="M 0 0 L 21600 0 21600 21600 0 21600 0 0 Z N"/>
          </draw:custom-shape>
          <draw:g>
            <draw:frame draw:style-name="gr2" draw:text-style-name="P1" draw:layer="layout" svg:width="2.54cm" svg:height="3.378cm" svg:x="7.166cm" svg:y="5.172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3" draw:layer="layout" svg:width="2.19cm" svg:height="0.762cm" svg:x="7.262cm" svg:y="8.554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line draw:style-name="gr4" draw:text-style-name="P1" draw:layer="layout" svg:x1="9.892cm" svg:y1="6.906cm" svg:x2="11.48cm" svg:y2="6.906cm">
            <text:p/>
          </draw:line>
          <draw:custom-shape draw:style-name="gr5" draw:text-style-name="P4" draw:layer="layout" svg:width="5.08cm" svg:height="2.122cm" svg:x="11.77cm" svg:y="5.844cm">
            <text:p text:style-name="P4"><text:span text:style-name="T2">Deep Convolutional </text:span></text:p>
            <text:p text:style-name="P4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191cm" svg:y1="6.856cm" svg:x2="18.779cm" svg:y2="6.856cm">
            <text:p/>
          </draw:line>
          <draw:custom-shape draw:style-name="gr5" draw:text-style-name="P4" draw:layer="layout" svg:width="1.397cm" svg:height="1.397cm" svg:x="19.069cm" svg:y="6.15cm">
            <text:p text:style-name="P4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>
          <draw:line draw:style-name="gr4" draw:text-style-name="P1" draw:layer="layout" svg:x1="10.096cm" svg:y1="11.048cm" svg:x2="11.176cm" svg:y2="11.048cm">
            <text:p/>
          </draw:line>
          <draw:g>
            <draw:frame draw:style-name="gr2" draw:text-style-name="P1" draw:layer="layout" svg:width="2.54cm" svg:height="3.378cm" svg:x="7.366cm" svg:y="4.872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3" draw:layer="layout" svg:width="2.19cm" svg:height="0.762cm" svg:x="7.462cm" svg:y="8.254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2.757cm" svg:height="0.762cm" svg:x="7.595cm" svg:y="12.192cm">
            <text:p text:style-name="P1"><text:span text:style-name="T1">Image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7.694cm" svg:y1="11.048cm" svg:x2="18.774cm" svg:y2="11.048cm">
            <text:p/>
          </draw:line>
          <draw:line draw:style-name="gr4" draw:text-style-name="P1" draw:layer="layout" svg:x1="20.02cm" svg:y1="9.116cm" svg:x2="20.02cm" svg:y2="7.338cm">
            <text:p/>
          </draw:line>
          <draw:custom-shape draw:style-name="gr3" draw:text-style-name="P6" draw:layer="layout" svg:width="2.757cm" svg:height="0.762cm" svg:x="12.553cm" svg:y="8.274cm">
            <text:p text:style-name="P6"><text:span text:style-name="T2">Score map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54cm" svg:height="3.378cm" svg:x="18.858cm" svg:y="9.368cm">
            <draw:image xlink:href="Pictures/1000000000000177000001F467A66CB1.png" xlink:type="simple" xlink:show="embed" xlink:actuate="onLoad">
              <text:p/>
            </draw:image>
          </draw:frame>
          <draw:line draw:style-name="gr4" draw:text-style-name="P1" draw:layer="layout" svg:x1="14.057cm" svg:y1="11.118cm" svg:x2="15.137cm" svg:y2="11.118cm">
            <text:p/>
          </draw:line>
          <draw:custom-shape draw:style-name="gr7" draw:text-style-name="P1" draw:layer="layout" svg:width="6.426cm" svg:height="2.286cm" svg:x="11.184cm" svg:y="9.8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637cm" svg:height="0.762cm" svg:x="12.23cm" svg:y="12.192cm">
            <text:p text:style-name="P1"><text:span text:style-name="T1">Weakly-Supervised E-ste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2.54cm" svg:height="1.524cm" svg:x="11.438cm" svg:y="10.26cm">
            <text:p text:style-name="P1"><text:span text:style-name="T2">Label</text:span></text:p>
            <text:p text:style-name="P1"><text:span text:style-name="T2">Suppression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1" draw:layer="layout" svg:width="2.032cm" svg:height="1.27cm" svg:x="15.248cm" svg:y="10.36cm">
            <text:p text:style-name="P1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2.808cm" svg:y1="7.874cm" svg:x2="12.808cm" svg:y2="10.16cm">
            <text:p/>
          </draw:line>
          <draw:custom-shape draw:style-name="gr9" draw:text-style-name="P7" draw:layer="layout" svg:width="2.286cm" svg:height="2.235cm" svg:x="7.566cm" svg:y="9.906cm">
            <text:p text:style-name="P7"><text:span text:style-name="T2">1. Cat</text:span></text:p>
            <text:p text:style-name="P7"><text:span text:style-name="T2">2. Person</text:span></text:p>
            <text:p text:style-name="P7"><text:span text:style-name="T2">3. Plant</text:span></text:p>
            <text:p text:style-name="P7"><text:span text:style-name="T2">4. Sofa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0.045cm" svg:y1="6.553cm" svg:x2="11.633cm" svg:y2="6.553cm">
            <text:p/>
          </draw:line>
          <draw:custom-shape draw:style-name="gr5" draw:text-style-name="P1" draw:layer="layout" svg:width="5.08cm" svg:height="2.122cm" svg:x="11.823cm" svg:y="5.491cm">
            <text:p text:style-name="P1"><text:span text:style-name="T2">Deep Convolutional </text:span></text:p>
            <text:p text:style-name="P1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1" draw:layer="layout" svg:width="1.397cm" svg:height="1.397cm" svg:x="19.268cm" svg:y="5.749cm">
            <text:p text:style-name="P1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144cm" svg:y1="6.503cm" svg:x2="18.732cm" svg:y2="6.503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g>
          <draw:frame draw:style-name="gr2" draw:text-style-name="P1" draw:layer="layout" svg:width="2.54cm" svg:height="3.378cm" svg:x="19.098cm" svg:y="9.068cm">
            <draw:image xlink:href="Pictures/1000000000000177000001F408A713C7.png" xlink:type="simple" xlink:show="embed" xlink:actuate="onLoad">
              <text:p/>
            </draw:image>
          </draw:frame>
          <draw:line draw:style-name="gr4" draw:text-style-name="P1" draw:layer="layout" svg:x1="10.348cm" svg:y1="6.35cm" svg:x2="11.936cm" svg:y2="6.35cm">
            <text:p/>
          </draw:line>
          <draw:line draw:style-name="gr4" draw:text-style-name="P1" draw:layer="layout" svg:x1="10.13cm" svg:y1="10.922cm" svg:x2="11.21cm" svg:y2="10.922cm">
            <text:p/>
          </draw:line>
          <draw:g>
            <draw:frame draw:style-name="gr2" draw:text-style-name="P1" draw:layer="layout" svg:width="2.54cm" svg:height="3.378cm" svg:x="7.4cm" svg:y="4.746cm">
              <draw:image xlink:href="Pictures/1000000000000177000001F4C7E8B02E.jpg" xlink:type="simple" xlink:show="embed" xlink:actuate="onLoad">
                <text:p/>
              </draw:image>
            </draw:frame>
            <draw:custom-shape draw:style-name="gr3" draw:text-style-name="P3" draw:layer="layout" svg:width="2.19cm" svg:height="0.762cm" svg:x="7.496cm" svg:y="8.128cm">
              <text:p text:style-name="P1"><text:span text:style-name="T1">Image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2.757cm" svg:height="0.762cm" svg:x="7.437cm" svg:y="12.446cm">
            <text:p text:style-name="P2"><text:span text:style-name="T1">Bbox annotations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7.828cm" svg:y1="10.922cm" svg:x2="18.908cm" svg:y2="10.922cm">
            <text:p/>
          </draw:line>
          <draw:line draw:style-name="gr4" draw:text-style-name="P1" draw:layer="layout" svg:x1="20.354cm" svg:y1="8.99cm" svg:x2="20.354cm" svg:y2="7.212cm">
            <text:p/>
          </draw:line>
          <draw:frame draw:style-name="gr2" draw:text-style-name="P1" draw:layer="layout" svg:width="2.54cm" svg:height="3.378cm" svg:x="7.389cm" svg:y="9.069cm">
            <draw:image xlink:href="Pictures/1000000000000178000001F512199311.jpg" xlink:type="simple" xlink:show="embed" xlink:actuate="onLoad">
              <text:p/>
            </draw:image>
          </draw:frame>
          <draw:custom-shape draw:style-name="gr5" draw:text-style-name="P4" draw:layer="layout" svg:width="5.08cm" svg:height="2.122cm" svg:x="12.226cm" svg:y="5.288cm">
            <text:p text:style-name="P4"><text:span text:style-name="T2">Deep Convolutional </text:span></text:p>
            <text:p text:style-name="P4"><text:span text:style-name="T2">Neural Network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4.261cm" svg:y1="10.964cm" svg:x2="15.341cm" svg:y2="10.964cm">
            <text:p/>
          </draw:line>
          <draw:custom-shape draw:style-name="gr7" draw:text-style-name="P1" draw:layer="layout" svg:width="6.426cm" svg:height="2.286cm" svg:x="11.388cm" svg:y="9.6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2.757cm" svg:height="0.762cm" svg:x="13.514cm" svg:y="12.038cm">
            <text:p text:style-name="P2"><text:span text:style-name="T1">Ground-Truth Estimat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54cm" svg:height="1.524cm" svg:x="11.642cm" svg:y="10.106cm">
            <text:p text:style-name="P4"><text:span text:style-name="T2">Dense</text:span></text:p>
            <text:p text:style-name="P4"><text:span text:style-name="T2">CRF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4" draw:layer="layout" svg:width="2.032cm" svg:height="1.27cm" svg:x="15.552cm" svg:y="10.206cm">
            <text:p text:style-name="P4"><text:span text:style-name="T2">argmax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4" draw:layer="layout" svg:width="1.397cm" svg:height="1.397cm" svg:x="19.615cm" svg:y="5.548cm">
            <text:p text:style-name="P4"><text:span text:style-name="T2">Loss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4" draw:text-style-name="P1" draw:layer="layout" svg:x1="17.647cm" svg:y1="6.3cm" svg:x2="19.235cm" svg:y2="6.3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line draw:style-name="gr4" draw:text-style-name="P1" draw:layer="layout" svg:x1="5.842cm" svg:y1="4.68cm" svg:x2="7.43cm" svg:y2="4.68cm">
          <text:p/>
        </draw:line>
        <draw:line draw:style-name="gr4" draw:text-style-name="P1" draw:layer="layout" svg:x1="11.841cm" svg:y1="4.73cm" svg:x2="13.429cm" svg:y2="4.73cm">
          <text:p/>
        </draw:line>
        <draw:frame draw:style-name="gr2" draw:text-style-name="P1" draw:layer="layout" svg:width="2.54cm" svg:height="3.378cm" svg:x="3.148cm" svg:y="2.848cm">
          <draw:image xlink:href="Pictures/1000000000000177000001F4C7E8B02E.jpg" xlink:type="simple" xlink:show="embed" xlink:actuate="onLoad">
            <text:p/>
          </draw:image>
        </draw:frame>
        <draw:custom-shape draw:style-name="gr3" draw:text-style-name="P3" draw:layer="layout" svg:width="2.19cm" svg:height="0.762cm" svg:x="3.302cm" svg:y="6.223cm"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54cm" svg:height="3.378cm" svg:x="18.034cm" svg:y="2.845cm">
          <draw:image xlink:href="Pictures/1000000000000177000001F452DF2E51.png" xlink:type="simple" xlink:show="embed" xlink:actuate="onLoad">
            <text:p/>
          </draw:image>
        </draw:frame>
        <draw:line draw:style-name="gr4" draw:text-style-name="P1" draw:layer="layout" svg:x1="16.04cm" svg:y1="4.68cm" svg:x2="17.628cm" svg:y2="4.68cm">
          <text:p/>
        </draw:line>
        <draw:custom-shape draw:style-name="gr5" draw:text-style-name="P1" draw:layer="layout" svg:width="4.01cm" svg:height="2.032cm" svg:x="7.674cm" svg:y="3.664cm">
          <text:p text:style-name="P1"><text:span text:style-name="T2">Deep Convolutional </text:span></text:p>
          <text:p text:style-name="P1"><text:span text:style-name="T2">Neural 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2.032cm" svg:height="1.778cm" svg:x="13.808cm" svg:y="3.71cm">
          <text:p text:style-name="P1"><text:span text:style-name="T2">Dense</text:span></text:p>
          <text:p text:style-name="P1"><text:span text:style-name="T2">CRF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2.19cm" svg:height="0.762cm" svg:x="18.186cm" svg:y="6.223cm">
          <text:p text:style-name="P1"><text:span text:style-name="T1">Resul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1" draw:layer="layout" svg:width="1.702cm" svg:height="2.54cm" svg:x="5.063cm" svg:y="6.355cm">
          <draw:image xlink:href="Pictures/100000000000014D000001F4A75410ED.jpg" xlink:type="simple" xlink:show="embed" xlink:actuate="onLoad">
            <text:p/>
          </draw:image>
        </draw:frame>
        <draw:frame draw:style-name="gr2" draw:text-style-name="P1" draw:layer="layout" svg:width="1.676cm" svg:height="2.54cm" svg:x="5.08cm" svg:y="9.398cm">
          <draw:image xlink:href="Pictures/100000000000013E000001E0AB0F494B.jpg" xlink:type="simple" xlink:show="embed" xlink:actuate="onLoad">
            <text:p/>
          </draw:image>
        </draw:frame>
        <draw:frame draw:style-name="gr2" draw:text-style-name="P1" draw:layer="layout" svg:width="1.702cm" svg:height="2.54cm" svg:x="5.063cm" svg:y="3.302cm">
          <draw:image xlink:href="Pictures/100000000000014D000001F40D9F4D2A.png" xlink:type="simple" xlink:show="embed" xlink:actuate="onLoad">
            <text:p/>
          </draw:image>
        </draw:frame>
        <draw:frame draw:style-name="gr2" draw:text-style-name="P1" draw:layer="layout" svg:width="1.676cm" svg:height="2.54cm" svg:x="14.658cm" svg:y="11.938cm">
          <draw:image xlink:href="Pictures/100000000000013E000001E011104E16.png" xlink:type="simple" xlink:show="embed" xlink:actuate="onLoad">
            <text:p/>
          </draw:image>
        </draw:frame>
        <draw:custom-shape draw:style-name="gr3" draw:text-style-name="P8" draw:layer="layout" svg:width="1.753cm" svg:height="0.508cm" svg:x="5.205cm" svg:y="14.07cm">
          <text:p text:style-name="P8"><text:span text:style-name="T3">Image <text:s/>Annotatio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0.762cm" svg:x="15.086cm" svg:y="8.24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2.774cm" svg:height="0.508cm" svg:x="4.646cm" svg:y="5.89cm">
          <text:p text:style-name="P8"><text:span text:style-name="T3">Pixel Annotation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709cm" svg:y1="13.104cm" svg:x2="11.598cm" svg:y2="13.104cm">
          <text:p/>
        </draw:line>
        <draw:custom-shape draw:style-name="gr7" draw:text-style-name="P1" draw:layer="layout" svg:width="5.969cm" svg:height="1.576cm" svg:x="7.836cm" svg:y="12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57cm" svg:height="0.5cm" svg:x="9.562cm" svg:y="14.078cm">
          <text:p text:style-name="P1"><text:span text:style-name="T1">Weakly-Supervised E-step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166cm" svg:y1="13.108cm" svg:x2="7.979cm" svg:y2="13.108cm">
          <text:p/>
        </draw:line>
        <draw:line draw:style-name="gr4" draw:text-style-name="P1" draw:layer="layout" svg:x1="13.686cm" svg:y1="13.108cm" svg:x2="14.575cm" svg:y2="13.108cm">
          <text:p/>
        </draw:line>
        <draw:custom-shape draw:style-name="gr11" draw:text-style-name="P1" draw:layer="layout" svg:width="0.254cm" svg:height="4.318cm" svg:x="4.472cm" svg:y="3.91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" draw:layer="layout" svg:width="2.424cm" svg:height="1.27cm" svg:x="8.09cm" svg:y="12.5cm">
          <text:p text:style-name="P1"><text:span text:style-name="T2">Label</text:span></text:p>
          <text:p text:style-name="P1"><text:span text:style-name="T2">Suppress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1.916cm" svg:height="1.062cm" svg:x="11.7cm" svg:y="12.554cm">
          <text:p text:style-name="P1"><text:span text:style-name="T2">argma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7" draw:layer="layout" svg:width="2.032cm" svg:height="1.778cm" svg:x="5.026cm" svg:y="12.292cm">
          <text:p text:style-name="P7"><text:span text:style-name="T2">1. Car</text:span></text:p>
          <text:p text:style-name="P7"><text:span text:style-name="T2">2. Person</text:span></text:p>
          <text:p text:style-name="P7"><text:span text:style-name="T2">3. Hors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layer="layout" svg:width="4.27cm" svg:height="1.614cm" svg:x="8.684cm" svg:y="9.66cm">
          <text:p text:style-name="P4"><text:span text:style-name="T2">Deep Convolutional </text:span></text:p>
          <text:p text:style-name="P4"><text:span text:style-name="T2">Neural 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layer="layout" svg:width="1.143cm" svg:height="1.143cm" svg:x="14.884cm" svg:y="9.914cm">
          <text:p text:style-name="P4"><text:span text:style-name="T2">Los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7.119cm" svg:y1="10.524cm" svg:x2="8.389cm" svg:y2="10.524cm">
          <text:p/>
        </draw:line>
        <draw:line draw:style-name="gr4" draw:text-style-name="P1" draw:layer="layout" svg:x1="13.306cm" svg:y1="10.517cm" svg:x2="14.576cm" svg:y2="10.517cm">
          <text:p/>
        </draw:line>
        <draw:custom-shape draw:style-name="gr5" draw:text-style-name="P4" draw:layer="layout" svg:width="4.27cm" svg:height="1.614cm" svg:x="8.677cm" svg:y="6.122cm">
          <text:p text:style-name="P4"><text:span text:style-name="T2">Deep Convolutional </text:span></text:p>
          <text:p text:style-name="P4"><text:span text:style-name="T2">Neural Networ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layer="layout" svg:width="1.143cm" svg:height="1.143cm" svg:x="14.876cm" svg:y="6.32cm">
          <text:p text:style-name="P4"><text:span text:style-name="T2">Los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7.112cm" svg:y1="6.986cm" svg:x2="8.382cm" svg:y2="6.986cm">
          <text:p/>
        </draw:line>
        <draw:line draw:style-name="gr4" draw:text-style-name="P1" draw:layer="layout" svg:x1="13.299cm" svg:y1="6.979cm" svg:x2="14.569cm" svg:y2="6.979cm">
          <text:p/>
        </draw:line>
        <draw:line draw:style-name="gr4" draw:text-style-name="P1" draw:layer="layout" svg:x1="15.469cm" svg:y1="7.593cm" svg:x2="15.469cm" svg:y2="8.177cm">
          <text:p/>
        </draw:line>
        <draw:line draw:style-name="gr4" draw:text-style-name="P1" draw:layer="layout" svg:x1="15.469cm" svg:y1="9.753cm" svg:x2="15.469cm" svg:y2="9.169cm">
          <text:p/>
        </draw:line>
        <draw:connector draw:style-name="gr4" draw:text-style-name="P1" draw:layer="layout" draw:line-skew="4.239cm" svg:x1="6.987cm" svg:y1="4.246cm" svg:x2="15.465cm" svg:y2="6.053cm" svg:d="m6987 4246h8478v1807 0" svg:viewBox="0 0 8479 1808">
          <text:p/>
        </draw:connector>
        <draw:line draw:style-name="gr4" draw:text-style-name="P1" draw:layer="layout" svg:x1="15.469cm" svg:y1="11.785cm" svg:x2="15.469cm" svg:y2="11.201cm">
          <text:p/>
        </draw:line>
        <draw:line draw:style-name="gr4" draw:text-style-name="P1" draw:layer="layout" svg:x1="9.465cm" svg:y1="11.462cm" svg:x2="9.465cm" svg:y2="12.275cm">
          <text:p/>
        </draw:line>
        <draw:custom-shape draw:style-name="gr3" draw:text-style-name="P6" draw:layer="layout" svg:width="2.757cm" svg:height="0.762cm" svg:x="9.265cm" svg:y="11.36cm">
          <text:p text:style-name="P6"><text:span text:style-name="T2">Score map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54cm" svg:height="4.318cm" svg:x="4.472cm" svg:y="9.598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cchen </meta:initial-creator>
    <meta:creation-date>2015-02-01T19:12:42</meta:creation-date>
    <meta:generator>LibreOffice/3.5$Linux_X86_64 LibreOffice_project/350m1$Build-2</meta:generator>
    <dc:date>2015-02-02T11:06:12</dc:date>
    <dc:creator>lcchen </dc:creator>
    <meta:editing-duration>PT4H5M51S</meta:editing-duration>
    <meta:editing-cycles>85</meta:editing-cycles>
    <meta:document-statistic meta:object-count="122"/>
  </office:meta>
</office:document-meta>
</file>